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Go Medium1" svg:font-family="'Go Medium'" style:font-adornments="Regular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top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909cm" fo:min-width="11.565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64cm" fo:min-width="6.851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5e8ac7"/>
      <style:paragraph-properties fo:margin-top="0cm" fo:margin-bottom="0cm" fo:line-height="100%" fo:text-align="center"/>
      <style:text-properties fo:color="#ffffff" style:font-name="Go Medium1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color="#666666"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style:font-name="Go Medium" fo:font-weight="bold" style:font-weight-asian="bold" style:font-weight-complex="bold"/>
    </style:style>
    <style:style style:name="T1" style:family="text">
      <style:text-properties fo:color="#ffffff" style:font-name="Go Medium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Go Medium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style:font-name="Go Mediu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9.59cm" svg:x="1cm" svg:y="1cm">
          <text:p text:style-name="P1"><text:span text:style-name="T1">Scheduler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>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5.826cm">
          <text:p text:style-name="P3"><text:span text:style-name="T3">Enter Schedul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9.128cm">
          <text:p text:style-name="P3"><text:span text:style-name="T3">Enter Organizer I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747cm" svg:height="2.286cm" svg:x="10.271cm" svg:y="16.113cm">
          <text:p text:style-name="P5"><text:span text:style-name="T4">Create A New Schedule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Go Medium1" svg:font-family="'Go Medium'" style:font-adornments="Regular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40:11.942115851</meta:creation-date>
    <dc:date>2018-11-10T14:57:49.381477026</dc:date>
    <meta:editing-duration>PT7M26S</meta:editing-duration>
    <meta:editing-cycles>2</meta:editing-cycles>
    <meta:generator>LibreOffice/6.0.3.2$Linux_X86_64 LibreOffice_project/00m0$Build-2</meta:generator>
    <meta:document-statistic meta:object-count="4"/>
  </office:meta>
</office:document-meta>
</file>